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c0c0c0"/>
      <style:paragraph-properties fo:text-align="center" style:justify-single-word="false" fo:background-color="#c0c0c0"/>
    </style:style>
    <style:style style:name="P3" style:family="paragraph" style:parent-style-name="Standard">
      <loext:graphic-properties draw:fill="solid" draw:fill-color="#00ccff"/>
      <style:paragraph-properties fo:text-align="center" style:justify-single-word="false" fo:background-color="#00ccff"/>
    </style:style>
    <style:style style:name="P4" style:family="paragraph" style:parent-style-name="Standard">
      <loext:graphic-properties draw:fill="solid" draw:fill-color="#ccffff"/>
      <style:paragraph-properties fo:text-align="center" style:justify-single-word="false" fo:background-color="#ccffff"/>
    </style:style>
    <style:style style:name="P5" style:family="paragraph" style:parent-style-name="Standard">
      <style:paragraph-properties fo:text-align="justify" style:justify-single-word="false"/>
      <style:text-properties fo:font-size="13pt" style:font-size-asian="13pt"/>
    </style:style>
    <style:style style:name="P6" style:family="paragraph" style:parent-style-name="Standard">
      <style:paragraph-properties fo:text-align="justify" style:justify-single-word="false"/>
    </style:style>
    <style:style style:name="P7" style:family="paragraph" style:parent-style-name="Standard">
      <loext:graphic-properties draw:fill="solid" draw:fill-color="#ffcc99"/>
      <style:paragraph-properties fo:text-align="justify" style:justify-single-word="false" fo:background-color="#ffcc99"/>
    </style:style>
    <style:style style:name="P8" style:family="paragraph" style:parent-style-name="Standard">
      <loext:graphic-properties draw:fill="solid" draw:fill-color="#ccffcc"/>
      <style:paragraph-properties fo:text-align="justify" style:justify-single-word="false" fo:background-color="#ccffcc"/>
    </style:style>
    <style:style style:name="P9" style:family="paragraph" style:parent-style-name="Standard">
      <loext:graphic-properties draw:fill="solid" draw:fill-color="#ffff99"/>
      <style:paragraph-properties fo:text-align="justify" style:justify-single-word="false" fo:background-color="#ffff99"/>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loext:graphic-properties draw:fill="solid" draw:fill-color="#ffff99"/>
      <style:paragraph-properties fo:text-align="justify" style:justify-single-word="false" fo:background-color="#ffff99"/>
      <style:text-properties fo:language="en" fo:country="US"/>
    </style:style>
    <style:style style:name="P12" style:family="paragraph" style:parent-style-name="Standard">
      <style:paragraph-properties fo:text-align="justify" style:justify-single-word="false"/>
      <style:text-properties fo:language="en" fo:country="GB"/>
    </style:style>
    <style:style style:name="P13" style:family="paragraph" style:parent-style-name="Standard">
      <loext:graphic-properties draw:fill="solid" draw:fill-color="#ffff99"/>
      <style:paragraph-properties fo:text-align="justify" style:justify-single-word="false" fo:background-color="#ffff99"/>
      <style:text-properties fo:language="en" fo:country="GB"/>
    </style:style>
    <style:style style:name="P14" style:family="paragraph" style:parent-style-name="Standard">
      <style:paragraph-properties fo:text-align="justify" style:justify-single-word="false"/>
      <style:text-properties fo:language="fr" fo:country="BE"/>
    </style:style>
    <style:style style:name="P15" style:family="paragraph" style:parent-style-name="Standard">
      <loext:graphic-properties draw:fill="solid" draw:fill-color="#ffff99"/>
      <style:paragraph-properties fo:text-align="justify" style:justify-single-word="false" fo:background-color="#ffff99"/>
      <style:text-properties fo:language="fr" fo:country="BE"/>
    </style:style>
    <style:style style:name="P16" style:family="paragraph" style:parent-style-name="Standard">
      <loext:graphic-properties draw:fill="solid" draw:fill-color="#ccffcc"/>
      <style:paragraph-properties fo:text-align="justify" style:justify-single-word="false" fo:background-color="#ccffcc"/>
      <style:text-properties fo:language="de" fo:country="DE"/>
    </style:style>
    <style:style style:name="P17" style:family="paragraph" style:parent-style-name="Standard">
      <style:paragraph-properties fo:text-align="center" style:justify-single-word="false" fo:padding-left="0.141cm" fo:padding-right="0.141cm" fo:padding-top="0.035cm" fo:padding-bottom="0.035cm" fo:border="0.51pt solid #00000a"/>
    </style:style>
    <style:style style:name="P18" style:family="paragraph" style:parent-style-name="Standard">
      <style:paragraph-properties fo:text-align="center" style:justify-single-word="false" fo:padding-left="0.141cm" fo:padding-right="0.141cm" fo:padding-top="0.035cm" fo:padding-bottom="0.035cm" fo:border="0.51pt solid #00000a"/>
      <style:text-properties fo:font-size="7pt" style:font-size-asian="7pt"/>
    </style:style>
    <style:style style:name="P19" style:family="paragraph" style:parent-style-name="Standard">
      <style:paragraph-properties fo:text-align="justify" style:justify-single-word="false" fo:padding-left="0.141cm" fo:padding-right="0.141cm" fo:padding-top="0.035cm" fo:padding-bottom="0.035cm" fo:border="0.51pt solid #00000a"/>
    </style:style>
    <style:style style:name="P20" style:family="paragraph" style:parent-style-name="Standard">
      <loext:graphic-properties draw:fill="solid" draw:fill-color="#ffcc99"/>
      <style:paragraph-properties fo:text-align="justify" style:justify-single-word="false" fo:background-color="#ffcc99" fo:padding-left="0.141cm" fo:padding-right="0.141cm" fo:padding-top="0.035cm" fo:padding-bottom="0.035cm" fo:border="0.51pt solid #00000a"/>
    </style:style>
    <style:style style:name="P21" style:family="paragraph" style:parent-style-name="Standard">
      <loext:graphic-properties draw:fill="solid" draw:fill-color="#ccffcc"/>
      <style:paragraph-properties fo:text-align="justify" style:justify-single-word="false" fo:background-color="#ccffcc" fo:padding-left="0.141cm" fo:padding-right="0.141cm" fo:padding-top="0.035cm" fo:padding-bottom="0.035cm" fo:border="0.51pt solid #00000a"/>
    </style:style>
    <style:style style:name="P22" style:family="paragraph" style:parent-style-name="Standard">
      <loext:graphic-properties draw:fill="solid" draw:fill-color="#ffff99"/>
      <style:paragraph-properties fo:text-align="justify" style:justify-single-word="false" fo:background-color="#ffff99" fo:padding-left="0.141cm" fo:padding-right="0.141cm" fo:padding-top="0.035cm" fo:padding-bottom="0.035cm" fo:border="0.51pt solid #00000a"/>
    </style:style>
    <style:style style:name="P23" style:family="paragraph" style:parent-style-name="Standard">
      <style:paragraph-properties fo:text-align="justify" style:justify-single-word="false" fo:padding-left="0.141cm" fo:padding-right="0.141cm" fo:padding-top="0.035cm" fo:padding-bottom="0.035cm" fo:border="0.51pt solid #00000a"/>
      <style:text-properties fo:language="en" fo:country="GB"/>
    </style:style>
    <style:style style:name="P24" style:family="paragraph" style:parent-style-name="Standard">
      <style:paragraph-properties fo:text-align="justify" style:justify-single-word="false" fo:padding-left="0.141cm" fo:padding-right="0.141cm" fo:padding-top="0.035cm" fo:padding-bottom="0.035cm" fo:border="0.51pt solid #00000a"/>
      <style:text-properties fo:language="en" fo:country="US"/>
    </style:style>
    <style:style style:name="P25" style:family="paragraph" style:parent-style-name="Standard">
      <style:paragraph-properties fo:text-align="justify" style:justify-single-word="false" fo:padding-left="0.141cm" fo:padding-right="0.141cm" fo:padding-top="0.035cm" fo:padding-bottom="0.035cm" fo:border="0.51pt solid #00000a"/>
      <style:text-properties fo:language="fr" fo:country="BE"/>
    </style:style>
    <style:style style:name="P26" style:family="paragraph" style:parent-style-name="Standard">
      <style:paragraph-properties fo:margin-left="2.54cm" fo:margin-right="0cm" fo:text-align="justify" style:justify-single-word="false" fo:text-indent="-2.54cm" style:auto-text-indent="false"/>
    </style:style>
    <style:style style:name="P27"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fo:font-size="13pt" style:text-underline-style="solid" style:text-underline-width="auto" style:text-underline-color="font-color" fo:font-weight="bold" style:font-size-asian="13pt" style:font-weight-asian="bold" style:font-weight-complex="bold"/>
    </style:style>
    <style:style style:name="T3" style:family="text">
      <style:text-properties fo:font-size="13pt" fo:font-weight="bold" style:font-size-asian="13pt" style:font-weight-asian="bold" style:font-weight-complex="bold"/>
    </style:style>
    <style:style style:name="T4" style:family="text">
      <style:text-properties fo:language="en" fo:country="US"/>
    </style:style>
    <style:style style:name="T5" style:family="text">
      <style:text-properties fo:language="en" fo:country="US" style:text-underline-style="solid" style:text-underline-width="auto" style:text-underline-color="font-color" fo:font-weight="bold" style:font-weight-asian="bold" style:font-weight-complex="bold"/>
    </style:style>
    <style:style style:name="T6" style:family="text">
      <style:text-properties fo:language="en" fo:country="US" fo:font-weight="bold" style:font-weight-asian="bold" style:font-weight-complex="bold"/>
    </style:style>
    <style:style style:name="T7" style:family="text">
      <style:text-properties fo:language="en" fo:country="GB"/>
    </style:style>
    <style:style style:name="T8" style:family="text">
      <style:text-properties fo:language="fr" fo:country="BE"/>
    </style:style>
    <style:style style:name="T9" style:family="text">
      <style:text-properties fo:color="#ff0000" style:font-name="Arial Narrow" fo:font-size="15pt" fo:font-weight="bold" style:font-size-asian="15pt" style:font-weight-asian="bold" style:font-weight-complex="bold"/>
    </style:style>
    <style:style style:name="T10" style:family="text">
      <style:text-properties fo:color="#ff6600" fo:font-weight="bold" style:font-weight-asian="bold" style:font-weight-complex="bold"/>
    </style:style>
    <style:style style:name="T11" style:family="text">
      <style:text-properties fo:language="de" fo:country="DE"/>
    </style:style>
    <style:style style:name="T12" style:family="text">
      <style:text-properties fo:language="nl" fo:country="N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start text:name="_GoBack"/><text:span text:style-name="T1">453---SYSTEME D'EXPLOITATION - e-learning - Séquence 15</text:span><text:bookmark-end text:name="_GoBack"/></text:p>
      <text:p text:style-name="P2"><text:span text:style-name="T1">Programmation de scripts – 4</text:span></text:p>
      <text:p text:style-name="P5"/>
      <text:p text:style-name="P17"><text:span text:style-name="T2">Légende</text:span><text:span text:style-name="T3"> :</text:span></text:p>
      <text:p text:style-name="P18"/>
      <text:p text:style-name="P19">Explications sur fond blanc</text:p>
      <text:p text:style-name="P20">Exercice à accomplir sur fond rouge clair</text:p>
      <text:p text:style-name="P21">Une ou plusieurs solutions possibles pour l’exécution de commande sur fond vert clair</text:p>
      <text:p text:style-name="P22">Une solution possible pour la rédaction du script sur fond jaune clair</text:p>
      <text:p text:style-name="P6"/>
      <text:p text:style-name="P6"/>
      <text:p text:style-name="P6"/>
      <text:p text:style-name="P1"><text:span text:style-name="T5">Quelques commandes</text:span><text:span text:style-name="T6"> :</text:span></text:p>
      <text:p text:style-name="P10"/>
      <text:p text:style-name="P10"/>
      <text:p text:style-name="P10"/>
      <text:p text:style-name="P19"><text:span text:style-name="T7">IF</text:span></text:p>
      <text:p text:style-name="P23"/>
      <text:p text:style-name="P19"><text:span text:style-name="T7">NAME</text:span></text:p>
      <text:p text:style-name="P19"><text:span text:style-name="T7"><text:s text:c="7"/>if - Conditionally perform a command (as test-commands has an exit status of zero)</text:span></text:p>
      <text:p text:style-name="P23"/>
      <text:p text:style-name="P19"><text:span text:style-name="T7">SYNTAX</text:span></text:p>
      <text:p text:style-name="P19"><text:span text:style-name="T7"><text:s text:c="7"/>if test-commands</text:span></text:p>
      <text:p text:style-name="P19"><text:span text:style-name="T7"><text:s text:c="7"/>then consequent-commands</text:span></text:p>
      <text:p text:style-name="P19"><text:span text:style-name="T7"><text:s text:c="7"/>[elif more-test-commands</text:span></text:p>
      <text:p text:style-name="P19"><text:span text:style-name="T7"><text:s text:c="7"/>then more-consequents]</text:span></text:p>
      <text:p text:style-name="P19"><text:span text:style-name="T7"><text:s text:c="7"/>[else alternate-consequents]</text:span></text:p>
      <text:p text:style-name="P19"><text:span text:style-name="T7"><text:s text:c="7"/>fi</text:span></text:p>
      <text:p text:style-name="P12"/>
      <text:p text:style-name="P12"/>
      <text:p text:style-name="P12"/>
      <text:p text:style-name="P19"><text:span text:style-name="T7">WHILE</text:span></text:p>
      <text:p text:style-name="P23"/>
      <text:p text:style-name="P19"><text:span text:style-name="T7">NAME</text:span></text:p>
      <text:p text:style-name="P19"><text:span text:style-name="T7"><text:s text:c="7"/>while - Execute consequent-commands as long as test-commands has an exit status</text:span></text:p>
      <text:p text:style-name="P19"><text:span text:style-name="T7"><text:s text:c="7"/>of zero</text:span></text:p>
      <text:p text:style-name="P23"/>
      <text:p text:style-name="P19"><text:span text:style-name="T7">SYNTAX</text:span></text:p>
      <text:p text:style-name="P19"><text:span text:style-name="T7"><text:s text:c="7"/>while test-commands</text:span></text:p>
      <text:p text:style-name="P19"><text:span text:style-name="T7"><text:s text:c="7"/>do consequent-commands</text:span></text:p>
      <text:p text:style-name="P19"><text:span text:style-name="T7"><text:s text:c="7"/>done</text:span></text:p>
      <text:p text:style-name="P12"/>
      <text:p text:style-name="P12"/>
      <text:p text:style-name="P12"/>
      <text:p text:style-name="P19"><text:span text:style-name="T7">FOR</text:span></text:p>
      <text:p text:style-name="P23"/>
      <text:p text:style-name="P19"><text:span text:style-name="T7">NAME</text:span></text:p>
      <text:p text:style-name="P19"><text:span text:style-name="T7"><text:s text:c="7"/>for - Expand words, and execute commands once for each member in the</text:span></text:p>
      <text:p text:style-name="P19"><text:soft-page-break/><text:span text:style-name="T7"><text:s text:c="7"/>resultant list, with name bound to the current member</text:span></text:p>
      <text:p text:style-name="P23"/>
      <text:p text:style-name="P19"><text:span text:style-name="T7">SYNTAX</text:span></text:p>
      <text:p text:style-name="P19"><text:span text:style-name="T7"><text:s text:c="7"/>for name [in words ...]</text:span></text:p>
      <text:p text:style-name="P19"><text:span text:style-name="T7"><text:s text:c="7"/>do commands</text:span></text:p>
      <text:p text:style-name="P19"><text:span text:style-name="T7"><text:s text:c="7"/>done</text:span></text:p>
      <text:p text:style-name="P23"/>
      <text:p text:style-name="P19"><text:span text:style-name="T7"><text:s text:c="7"/>for (( expr1 ; expr2 ; expr3 ))</text:span></text:p>
      <text:p text:style-name="P19"><text:span text:style-name="T7"><text:s text:c="7"/>do commands</text:span></text:p>
      <text:p text:style-name="P19"><text:span text:style-name="T7"><text:s text:c="7"/>done</text:span></text:p>
      <text:p text:style-name="P12"/>
      <text:p text:style-name="P12"/>
      <text:p text:style-name="P12"/>
      <text:p text:style-name="P19"><text:span text:style-name="T7">CASE</text:span></text:p>
      <text:p text:style-name="P23"/>
      <text:p text:style-name="P19"><text:span text:style-name="T7">NAME</text:span></text:p>
      <text:p text:style-name="P19"><text:span text:style-name="T7"><text:s text:c="7"/>case - Conditionally perform a command, case will selectively execute the</text:span></text:p>
      <text:p text:style-name="P19"><text:span text:style-name="T7"><text:s text:c="7"/>command-list corresponding to the first pattern that matches word</text:span></text:p>
      <text:p text:style-name="P23"/>
      <text:p text:style-name="P19"><text:span text:style-name="T7">SYNTAX</text:span></text:p>
      <text:p text:style-name="P19"><text:span text:style-name="T7"><text:s text:c="7"/>case word in</text:span></text:p>
      <text:p text:style-name="P19"><text:span text:style-name="T7"><text:s text:c="7"/>[ [(] pattern [| pattern]...) command-list ;;]...</text:span></text:p>
      <text:p text:style-name="P19"><text:span text:style-name="T7"><text:s text:c="7"/></text:span><text:span text:style-name="T8">[ *) command-list ;;]</text:span></text:p>
      <text:p text:style-name="P19"><text:span text:style-name="T8"><text:s text:c="7"/>esac</text:span></text:p>
      <text:p text:style-name="P6"/>
      <text:p text:style-name="P6"/>
      <text:p text:style-name="P6"/>
      <text:p text:style-name="P19">SLEEP(1)</text:p>
      <text:p text:style-name="P19"/>
      <text:p text:style-name="P19">NOM</text:p>
      <text:p text:style-name="P19"><text:s text:c="7"/>sleep - Endormir un processus pour une durée déterminée</text:p>
      <text:p text:style-name="P19"/>
      <text:p text:style-name="P19">SYNOPSIS</text:p>
      <text:p text:style-name="P19"><text:s text:c="7"/>sleep DURÉE[UNITÉ_DE_TEMPS]...</text:p>
      <text:p text:style-name="P19"><text:s text:c="7"/>sleep OPTION</text:p>
      <text:p text:style-name="P19"/>
      <text:p text:style-name="P19">DESCRIPTION</text:p>
      <text:p text:style-name="P19"><text:s text:c="7"/>Effectuer une pause d'une DURÉE définie. L'UNITÉ_DE_TEMPS peut être « s » pour</text:p>
      <text:p text:style-name="P19"><text:s text:c="7"/>des secondes (par défaut), « m » pour des minutes, « h » pour des heures ou « d » pour</text:p>
      <text:p text:style-name="P19"><text:s text:c="7"/>des jours. Contrairement à la plupart des applications qui requièrent un nombre entier,</text:p>
      <text:p text:style-name="P19"><text:s text:c="7"/>la DURÉE peut être ici un nombre décimal arbitraire.</text:p>
      <text:p text:style-name="P6"/>
      <text:p text:style-name="P6"/>
      <text:p text:style-name="P6"/>
      <text:p text:style-name="P19">RM(1)</text:p>
      <text:p text:style-name="P19"/>
      <text:p text:style-name="P19">NOM</text:p>
      <text:p text:style-name="P19"><text:s text:c="7"/>rm - Effacer des fichiers et des répertoires</text:p>
      <text:p text:style-name="P19"/>
      <text:p text:style-name="P19"><text:soft-page-break/>SYNOPSIS</text:p>
      <text:p text:style-name="P19"><text:s text:c="7"/>rm [OPTION]... FICHIER...</text:p>
      <text:p text:style-name="P19"/>
      <text:p text:style-name="P19">DESCRIPTION</text:p>
      <text:p text:style-name="P19"><text:s text:c="7"/>Le programme rm efface chaque fichier listé.</text:p>
      <text:p text:style-name="P19"><text:s text:c="7"/>Par défaut, il n'efface pas les répertoires.</text:p>
      <text:p text:style-name="P6"/>
      <text:p text:style-name="P6"/>
      <text:p text:style-name="P6"/>
      <text:p text:style-name="P19">TOUCH(1)</text:p>
      <text:p text:style-name="P19"/>
      <text:p text:style-name="P19">NOM</text:p>
      <text:p text:style-name="P19"><text:s text:c="7"/>touch - Modifier l'horodatage d'un fichier</text:p>
      <text:p text:style-name="P19"/>
      <text:p text:style-name="P19">SYNOPSIS</text:p>
      <text:p text:style-name="P19"><text:s text:c="7"/>touch [OPTION]... FICHIER...</text:p>
      <text:p text:style-name="P19"/>
      <text:p text:style-name="P19">DESCRIPTION</text:p>
      <text:p text:style-name="P19"><text:s text:c="7"/>Mettre à jour les dates (dates et heures) d'accès et de dernière modification</text:p>
      <text:p text:style-name="P19"><text:s text:c="7"/>de chaque FICHIER selon la date actuelle. Un paramètre FICHIER qui n'existe pas</text:p>
      <text:p text:style-name="P19"><text:s text:c="7"/>sera créé vide, à moins que les options -c ou -h ne soient fournies.</text:p>
      <text:p text:style-name="P6"/>
      <text:p text:style-name="P6"/>
      <text:p text:style-name="P6"/>
      <text:p text:style-name="P19"><text:span text:style-name="T4">EVAL</text:span></text:p>
      <text:p text:style-name="P24"/>
      <text:p text:style-name="P19"><text:span text:style-name="T7">NAME</text:span></text:p>
      <text:p text:style-name="P19"><text:span text:style-name="T7"><text:s text:c="7"/>eval - Evaluate several commands/arguments</text:span></text:p>
      <text:p text:style-name="P23"/>
      <text:p text:style-name="P19"><text:span text:style-name="T4">SYNTAX</text:span></text:p>
      <text:p text:style-name="P19"><text:span text:style-name="T4"><text:s text:c="7"/>eval [arguments]</text:span></text:p>
      <text:p text:style-name="P12"/>
      <text:p text:style-name="P12"/>
      <text:p text:style-name="P12"/>
      <text:p text:style-name="P19"><text:span text:style-name="T7">LET</text:span></text:p>
      <text:p text:style-name="P23"/>
      <text:p text:style-name="P19"><text:span text:style-name="T7">NAME</text:span></text:p>
      <text:p text:style-name="P19"><text:span text:style-name="T7"><text:s text:c="7"/>let - Perform arithmetic on shell variables</text:span></text:p>
      <text:p text:style-name="P23"/>
      <text:p text:style-name="P19"><text:span text:style-name="T8">SYNTAX</text:span></text:p>
      <text:p text:style-name="P19"><text:span text:style-name="T8"><text:s text:c="7"/>let expression [expression]</text:span></text:p>
      <text:p text:style-name="P14"/>
      <text:p text:style-name="P14"/>
      <text:p text:style-name="P14"/>
      <text:p text:style-name="P6">Création d’une Variable numérique et affectation à cette Variable d’une VALEUR :</text:p>
      <text:p text:style-name="P6"/>
      <text:p text:style-name="P6"><text:span text:style-name="T8">let "Variable=VALEUR"</text:span></text:p>
      <text:p text:style-name="P14"/>
      <text:p text:style-name="P6"><text:span text:style-name="T8">((Variable=VALEUR))</text:span></text:p>
      <text:p text:style-name="P14"><text:soft-page-break/></text:p>
      <text:p text:style-name="P14"/>
      <text:p text:style-name="P14"/>
      <text:p text:style-name="P19"><text:span text:style-name="T8">EXPR(1)</text:span></text:p>
      <text:p text:style-name="P25"/>
      <text:p text:style-name="P19"><text:span text:style-name="T8">NOM</text:span></text:p>
      <text:p text:style-name="P19"><text:span text:style-name="T8"><text:s text:c="7"/>expr - Évaluer des expressions</text:span></text:p>
      <text:p text:style-name="P25"/>
      <text:p text:style-name="P19"><text:span text:style-name="T8">SYNOPSIS</text:span></text:p>
      <text:p text:style-name="P19"><text:span text:style-name="T8"><text:s text:c="7"/>expr EXPRESSION</text:span></text:p>
      <text:p text:style-name="P19"><text:span text:style-name="T8"><text:s text:c="7"/>expr OPTION</text:span></text:p>
      <text:p text:style-name="P25"/>
      <text:p text:style-name="P19"><text:span text:style-name="T8">DESCRIPTION</text:span></text:p>
      <text:p text:style-name="P19"><text:span text:style-name="T8"><text:s text:c="7"/>Afficher la valeur de EXPRESSION sur la sortie standard.</text:span></text:p>
      <text:p text:style-name="P14"/>
      <text:p text:style-name="P14"/>
      <text:p text:style-name="P14"/>
      <text:p text:style-name="P6">Affectation à une Variable numérique d’une expression arithmétique :</text:p>
      <text:p text:style-name="P14"/>
      <text:p text:style-name="P6">Variable=$(expr $variable1 + $variable2)</text:p>
      <text:p text:style-name="P14"/>
      <text:p text:style-name="P6">Variable<text:span text:style-name="T8">=`expr $variable1 + $variable2`</text:span></text:p>
      <text:p text:style-name="P14"/>
      <text:p text:style-name="P6">Variable=$(expr $variable1 \* $variable2)<text:tab/># \ annule la signification du caractère</text:p>
      <text:p text:style-name="P6"><text:tab/><text:tab/><text:tab/><text:tab/><text:tab/><text:tab/># spécial * afin qu’il soit interprété</text:p>
      <text:p text:style-name="P6"><text:tab/><text:tab/><text:tab/><text:tab/><text:tab/><text:tab/># comme l’opérateur de multiplication</text:p>
      <text:p text:style-name="P14"/>
      <text:p text:style-name="P14"/>
      <text:p text:style-name="P6"/>
      <text:p text:style-name="P3"><text:span text:style-name="T9">LABORATOIRE – Programmation de scripts – 4</text:span></text:p>
      <text:p text:style-name="P6"/>
      <text:p text:style-name="P6"/>
      <text:p text:style-name="P6"/>
      <text:p text:style-name="P4"><text:span text:style-name="T10">Dans la distribution Debian GNU/Linux :</text:span></text:p>
      <text:p text:style-name="P6"/>
      <text:p text:style-name="P6"/>
      <text:p text:style-name="P6"/>
      <text:p text:style-name="P6">Dans la suite, le nom de l’utilisateur ordinaire sera représenté par le mot « user ».</text:p>
      <text:p text:style-name="P6"/>
      <text:p text:style-name="P6"/>
      <text:p text:style-name="P6"/>
      <text:p text:style-name="P7">Connectez-vous dans un terminal</text:p>
      <text:p text:style-name="P6"/>
      <text:p text:style-name="P6"/>
      <text:p text:style-name="P6"/>
      <text:p text:style-name="P7">Affichez le manuel de la commande sleep</text:p>
      <text:p text:style-name="P6"/>
      <text:p text:style-name="P8">man sleep</text:p>
      <text:p text:style-name="P6"/>
      <text:p text:style-name="P6"/>
      <text:p text:style-name="P6"><text:soft-page-break/></text:p>
      <text:p text:style-name="P7">Dans ~, enregistrez sous le nom « fff_existe » un fichier de script qui vérifie toutes les trois secondes si le fichier fff existe</text:p>
      <text:p text:style-name="P6"/>
      <text:p text:style-name="P8"><text:span text:style-name="T11">gedit fff_existe</text:span></text:p>
      <text:p text:style-name="P16"/>
      <text:p text:style-name="P9"><text:span text:style-name="T11">#!/bin/bash</text:span></text:p>
      <text:p text:style-name="P9"># Un script qui vérifie l’existence du fichier fff</text:p>
      <text:p text:style-name="P9"/>
      <text:p text:style-name="P9"><text:span text:style-name="T7">while [ ! -e fff ]</text:span></text:p>
      <text:p text:style-name="P9"><text:span text:style-name="T7">do</text:span></text:p>
      <text:p text:style-name="P9"><text:span text:style-name="T7"><text:tab/></text:span><text:span text:style-name="T4">sleep 3</text:span></text:p>
      <text:p text:style-name="P9">done</text:p>
      <text:p text:style-name="P9">echo</text:p>
      <text:p text:style-name="P9">echo "Maintenant, le fichier fff existe"</text:p>
      <text:p text:style-name="P9">echo</text:p>
      <text:p text:style-name="P6"/>
      <text:p text:style-name="P6"/>
      <text:p text:style-name="P6"/>
      <text:p text:style-name="P7">Exécutez un dump du fichier fff_existe sur le terminal</text:p>
      <text:p text:style-name="P6"/>
      <text:p text:style-name="P8">cat fff_existe</text:p>
      <text:p text:style-name="P6"/>
      <text:p text:style-name="P6"/>
      <text:p text:style-name="P6"/>
      <text:p text:style-name="P7">Vérifiez que le fichier fff n’existe pas</text:p>
      <text:p text:style-name="P6"/>
      <text:p text:style-name="P8">ls -l fff</text:p>
      <text:p text:style-name="P6"/>
      <text:p text:style-name="P6"/>
      <text:p text:style-name="P6"/>
      <text:p text:style-name="P7">Si un fichier fff existe, supprimez-le</text:p>
      <text:p text:style-name="P6"/>
      <text:p text:style-name="P8">rm fff</text:p>
      <text:p text:style-name="P6"/>
      <text:p text:style-name="P6"/>
      <text:p text:style-name="P6"/>
      <text:p text:style-name="P26">&amp;<text:tab/>Séparateur de commandes, mais la commande qui le précède est exécutée en tâche de fond</text:p>
      <text:p text:style-name="P6"/>
      <text:p text:style-name="P7">Lancez un shell bash qui exécute fff_existe en tâche de fond</text:p>
      <text:p text:style-name="P6"/>
      <text:p text:style-name="P8"><text:span text:style-name="T8">bash fff_existe &amp;</text:span></text:p>
      <text:p text:style-name="P14"/>
      <text:p text:style-name="P14"/>
      <text:p text:style-name="P14"/>
      <text:p text:style-name="P7">Avec touch, créez dans ~ un fichier nommé : « fff », et constatez l’effet au niveau de l’exécution du script fff_existe</text:p>
      <text:p text:style-name="P6"/>
      <text:p text:style-name="P8">touch fff</text:p>
      <text:p text:style-name="P6"><text:soft-page-break/></text:p>
      <text:p text:style-name="P6"/>
      <text:p text:style-name="P6"/>
      <text:p text:style-name="P7">Dans ~, enregistrez sous le nom « Rebours » un fichier de script qui effectue un compte à rebours, de 10 à 0, toutes les secondes, puis qui affiche : « FIN DU COMPTE A REBOURS »</text:p>
      <text:p text:style-name="P6"/>
      <text:p text:style-name="P8">gedit Rebours</text:p>
      <text:p text:style-name="P8"/>
      <text:p text:style-name="P9">#!/bin/bash</text:p>
      <text:p text:style-name="P9"># Un script qui effectue un compte à rebours</text:p>
      <text:p text:style-name="P9"/>
      <text:p text:style-name="P9"><text:span text:style-name="T7">echo</text:span></text:p>
      <text:p text:style-name="P9"><text:span text:style-name="T7">for top in 10 9 8 7 6 5 4 3 2 1 0</text:span></text:p>
      <text:p text:style-name="P9"><text:span text:style-name="T7">do</text:span></text:p>
      <text:p text:style-name="P9"><text:span text:style-name="T7"><text:tab/>printf "=====&gt; %2d\n" $top</text:span></text:p>
      <text:p text:style-name="P9"><text:span text:style-name="T7"><text:tab/></text:span>sleep 1</text:p>
      <text:p text:style-name="P9">done</text:p>
      <text:p text:style-name="P9">echo</text:p>
      <text:p text:style-name="P9">echo "FIN DU COMPTE A REBOURS"</text:p>
      <text:p text:style-name="P9">echo</text:p>
      <text:p text:style-name="P6"/>
      <text:p text:style-name="P6"/>
      <text:p text:style-name="P6"/>
      <text:p text:style-name="P7">Exécutez un dump du fichier Rebours sur le terminal</text:p>
      <text:p text:style-name="P6"/>
      <text:p text:style-name="P8">cat Rebours</text:p>
      <text:p text:style-name="P6"/>
      <text:p text:style-name="P6"/>
      <text:p text:style-name="P6"/>
      <text:p text:style-name="P7">Lancez un shell bash qui exécute Rebours</text:p>
      <text:p text:style-name="P6"/>
      <text:p text:style-name="P8">bash Rebours</text:p>
      <text:p text:style-name="P6"/>
      <text:p text:style-name="P6"/>
      <text:p text:style-name="P6"/>
      <text:p text:style-name="P9"><text:span text:style-name="T8">Exemple de script avec for et une variable numérique :</text:span></text:p>
      <text:p text:style-name="P6"/>
      <text:p text:style-name="P9"><text:span text:style-name="T7">#!/bin/bash</text:span></text:p>
      <text:p text:style-name="P13"/>
      <text:p text:style-name="P9"><text:span text:style-name="T7">for (( <text:s/>i = 0 ; <text:s/>i &lt;= 5 ; <text:s/>i++ <text:s/>))</text:span></text:p>
      <text:p text:style-name="P9"><text:span text:style-name="T7">do</text:span></text:p>
      <text:p text:style-name="P9"><text:span text:style-name="T7"><text:tab/>echo "Welcome $i times"</text:span></text:p>
      <text:p text:style-name="P9">done</text:p>
      <text:p text:style-name="P6"/>
      <text:p text:style-name="P7">Réfléchissez à la tâche accomplie par l’exemple de script précédent</text:p>
      <text:p text:style-name="P6"/>
      <text:p text:style-name="P6"/>
      <text:p text:style-name="P6"/>
      <text:p text:style-name="P7">Dans ~, enregistrez sous le nom « Menu » un fichier de script qui exécute un menu permettant à l’utilisateur d’afficher sous quel compte il est connecté, ou l’identification système de son <text:soft-page-break/>compte, ou la liste des utilisateurs connectés, ou le chemin complet du current working directory, ou le nom d’hôte de la machine locale, ou la date et l’heure système (avec traitement du cas où l’utilisateur effectue un choix non prévu)</text:p>
      <text:p text:style-name="P6"/>
      <text:p text:style-name="P8"><text:span text:style-name="T11">gedit Menu</text:span></text:p>
      <text:p text:style-name="P16"/>
      <text:p text:style-name="P9"><text:span text:style-name="T11">#!/bin/bash</text:span></text:p>
      <text:p text:style-name="P9"># Un script qui exécute un menu</text:p>
      <text:p text:style-name="P9"/>
      <text:p text:style-name="P9">clear</text:p>
      <text:p text:style-name="P9">echo</text:p>
      <text:p text:style-name="P9">echo "1 &gt;&gt;&gt; Afficher sous quel compte vous etes connecte"</text:p>
      <text:p text:style-name="P9">echo "2 &gt;&gt;&gt; Afficher l’identification systeme de votre compte"</text:p>
      <text:p text:style-name="P9">echo "3 &gt;&gt;&gt; Afficher la liste des utilisateurs connectes"</text:p>
      <text:p text:style-name="P9">echo "4 &gt;&gt;&gt; Afficher le chemin complet du current working directory"</text:p>
      <text:p text:style-name="P9">echo "5 &gt;&gt;&gt; Afficher le nom d’hote de la machine locale"</text:p>
      <text:p text:style-name="P9">echo "6 &gt;&gt;&gt; Afficher la date et l’heure systeme"</text:p>
      <text:p text:style-name="P9">echo</text:p>
      <text:p text:style-name="P9">echo -n "Quel est votre choix ? <text:span text:style-name="T7">"</text:span></text:p>
      <text:p text:style-name="P9"><text:span text:style-name="T7">read choix</text:span></text:p>
      <text:p text:style-name="P9"><text:span text:style-name="T7">echo</text:span></text:p>
      <text:p text:style-name="P9"><text:span text:style-name="T7">case "$choix" in</text:span></text:p>
      <text:p text:style-name="P9"><text:span text:style-name="T7">1)</text:span></text:p>
      <text:p text:style-name="P9"><text:span text:style-name="T7"><text:tab/>whoami</text:span></text:p>
      <text:p text:style-name="P9"><text:span text:style-name="T7"><text:tab/>;;</text:span></text:p>
      <text:p text:style-name="P9"><text:span text:style-name="T7">2)</text:span></text:p>
      <text:p text:style-name="P9"><text:span text:style-name="T7"><text:tab/>id</text:span></text:p>
      <text:p text:style-name="P9"><text:span text:style-name="T7"><text:tab/>;;</text:span></text:p>
      <text:p text:style-name="P9"><text:span text:style-name="T7">3)</text:span></text:p>
      <text:p text:style-name="P9"><text:span text:style-name="T7"><text:tab/>who</text:span></text:p>
      <text:p text:style-name="P9"><text:span text:style-name="T7"><text:tab/>;;</text:span></text:p>
      <text:p text:style-name="P9"><text:span text:style-name="T7">4)</text:span></text:p>
      <text:p text:style-name="P9"><text:span text:style-name="T7"><text:tab/>pwd</text:span></text:p>
      <text:p text:style-name="P9"><text:span text:style-name="T7"><text:tab/>;;</text:span></text:p>
      <text:p text:style-name="P9"><text:span text:style-name="T7">5)</text:span></text:p>
      <text:p text:style-name="P9"><text:span text:style-name="T7"><text:tab/>hostname</text:span></text:p>
      <text:p text:style-name="P9"><text:span text:style-name="T7"><text:tab/>;;</text:span></text:p>
      <text:p text:style-name="P9"><text:span text:style-name="T8">6)</text:span></text:p>
      <text:p text:style-name="P9"><text:span text:style-name="T8"><text:tab/>date</text:span></text:p>
      <text:p text:style-name="P9"><text:span text:style-name="T8"><text:tab/>;;</text:span></text:p>
      <text:p text:style-name="P9">*)</text:p>
      <text:p text:style-name="P9"><text:tab/>echo "Votre choix n’est pas prevu. Reexecutez Menu."</text:p>
      <text:p text:style-name="P9"><text:tab/>;;</text:p>
      <text:p text:style-name="P9">esac</text:p>
      <text:p text:style-name="P6"/>
      <text:p text:style-name="P6"/>
      <text:p text:style-name="P6"/>
      <text:p text:style-name="P7">Exécutez un dump du fichier Menu sur le terminal</text:p>
      <text:p text:style-name="P6"/>
      <text:p text:style-name="P8">cat Menu</text:p>
      <text:p text:style-name="P6"><text:soft-page-break/></text:p>
      <text:p text:style-name="P6"/>
      <text:p text:style-name="P6"/>
      <text:p text:style-name="P7">Lancez un shell bash qui exécute Menu</text:p>
      <text:p text:style-name="P6"/>
      <text:p text:style-name="P8">bash Menu</text:p>
      <text:p text:style-name="P6"/>
      <text:p text:style-name="P6"/>
      <text:p text:style-name="P6"/>
      <text:p text:style-name="P9">Exemple de script avec case et le premier paramètre du script :</text:p>
      <text:p text:style-name="P6"/>
      <text:p text:style-name="P9"><text:span text:style-name="T8">#!/bin/bash</text:span></text:p>
      <text:p text:style-name="P15"/>
      <text:p text:style-name="P9"><text:span text:style-name="T8">case "$1" in</text:span></text:p>
      <text:p text:style-name="P9">1)<text:tab/>echo 'Vous avez choisi 1'</text:p>
      <text:p text:style-name="P9"><text:tab/>;;</text:p>
      <text:p text:style-name="P9">2)<text:tab/>echo 'Vous avez choisi 2'</text:p>
      <text:p text:style-name="P9"><text:tab/>;;</text:p>
      <text:p text:style-name="P9">*)<text:tab/>echo "Vous n'avez choisi ni 1 ni 2"</text:p>
      <text:p text:style-name="P9"><text:tab/>;;</text:p>
      <text:p text:style-name="P9">esac</text:p>
      <text:p text:style-name="P9">read</text:p>
      <text:p text:style-name="P6"/>
      <text:p text:style-name="P7">Réfléchissez à la tâche accomplie par l’exemple de script précédent</text:p>
      <text:p text:style-name="Standard"/>
      <text:p text:style-name="P14"/>
      <text:p text:style-name="P14"/>
      <text:p text:style-name="P7">Essayez d’afficher une page de manuel concernant la commande <text:span text:style-name="T8">let</text:span></text:p>
      <text:p text:style-name="P14"/>
      <text:p text:style-name="P8">man <text:span text:style-name="T8">let</text:span></text:p>
      <text:p text:style-name="P6"/>
      <text:p text:style-name="P6"/>
      <text:p text:style-name="P6"/>
      <text:p text:style-name="P7">Lancez un navigateur et, dans un moteur de recherche sur Internet, recherchez une page de manuel concernant la commande <text:span text:style-name="T8">let</text:span></text:p>
      <text:p text:style-name="P14"/>
      <text:p text:style-name="P6"/>
      <text:p text:style-name="P6"/>
      <text:p text:style-name="P7">Affichez le manuel de la commande <text:span text:style-name="T8">expr</text:span></text:p>
      <text:p text:style-name="P6"/>
      <text:p text:style-name="P8">man <text:span text:style-name="T8">expr</text:span></text:p>
      <text:p text:style-name="P14"/>
      <text:p text:style-name="P14"/>
      <text:p text:style-name="P14"/>
      <text:p text:style-name="P6">Création d’une Variable numérique et affectation à cette Variable d’une VALEUR :</text:p>
      <text:p text:style-name="P6"/>
      <text:p text:style-name="P6"><text:span text:style-name="T8">let "Variable=VALEUR"</text:span></text:p>
      <text:p text:style-name="P14"/>
      <text:p text:style-name="P6"><text:span text:style-name="T8">((Variable=VALEUR))</text:span></text:p>
      <text:p text:style-name="P14"/>
      <text:p text:style-name="P14"><text:soft-page-break/></text:p>
      <text:p text:style-name="P14"/>
      <text:p text:style-name="P6">Affectation à une Variable numérique d’une expression arithmétique :</text:p>
      <text:p text:style-name="P14"/>
      <text:p text:style-name="P6">Variable=$(expr $variable1 + $variable2)</text:p>
      <text:p text:style-name="P14"/>
      <text:p text:style-name="P6">Variable<text:span text:style-name="T8">=`expr $variable1 + $variable2`</text:span></text:p>
      <text:p text:style-name="P14"/>
      <text:p text:style-name="P6">Variable=$(expr $variable1 \* $variable2)<text:tab/># \ annule la signification du caractère</text:p>
      <text:p text:style-name="P6"><text:tab/><text:tab/><text:tab/><text:tab/><text:tab/><text:tab/># spécial * afin qu’il soit interprété</text:p>
      <text:p text:style-name="P6"><text:tab/><text:tab/><text:tab/><text:tab/><text:tab/><text:tab/># comme l’opérateur de multiplication</text:p>
      <text:p text:style-name="P6"/>
      <text:p text:style-name="P14"/>
      <text:p text:style-name="P14"/>
      <text:p text:style-name="P9"><text:span text:style-name="T8">Exemple de script avec des variables numériques :</text:span></text:p>
      <text:p text:style-name="P14"/>
      <text:p text:style-name="P9"><text:span text:style-name="T7">#!/bin/bash</text:span></text:p>
      <text:p text:style-name="P13"/>
      <text:p text:style-name="P9"><text:span text:style-name="T7">read -p 'Valeur v1 ? ' v1</text:span></text:p>
      <text:p text:style-name="P13"/>
      <text:p text:style-name="P9"><text:span text:style-name="T7">let "v2=10"</text:span></text:p>
      <text:p text:style-name="P9"><text:span text:style-name="T4">((v3=20))</text:span></text:p>
      <text:p text:style-name="P11"/>
      <text:p text:style-name="P9"><text:span text:style-name="T4">echo "v2 = $v2"</text:span></text:p>
      <text:p text:style-name="P9"><text:span text:style-name="T4">echo "v3 = $v3"</text:span></text:p>
      <text:p text:style-name="P11"/>
      <text:p text:style-name="P9"><text:span text:style-name="T7">if test $v1 -ge $v2</text:span></text:p>
      <text:p text:style-name="P9"><text:span text:style-name="T7">then echo 'v1 &gt;= v2'</text:span></text:p>
      <text:p text:style-name="P9"><text:span text:style-name="T7">else echo 'v1 &lt; v2'</text:span></text:p>
      <text:p text:style-name="P9"><text:span text:style-name="T7">fi</text:span></text:p>
      <text:p text:style-name="P13"/>
      <text:p text:style-name="P9"><text:span text:style-name="T7">if [ $v1 -lt $v3 ]</text:span></text:p>
      <text:p text:style-name="P9"><text:span text:style-name="T7">then echo 'v1 &lt; v3'</text:span></text:p>
      <text:p text:style-name="P9"><text:span text:style-name="T7">else echo 'v1 &gt;= v3'</text:span></text:p>
      <text:p text:style-name="P9"><text:span text:style-name="T7">fi</text:span></text:p>
      <text:p text:style-name="P13"/>
      <text:p text:style-name="P9"><text:span text:style-name="T4">v4=$(expr $v2 + $v3)</text:span></text:p>
      <text:p text:style-name="P9"><text:span text:style-name="T4">echo "v2 + v3 = $v4"</text:span></text:p>
      <text:p text:style-name="P11"/>
      <text:p text:style-name="P9"><text:span text:style-name="T4">v5=`expr $v1 + $v2`</text:span></text:p>
      <text:p text:style-name="P9"><text:span text:style-name="T4">echo "v1 + v2 = $v5"</text:span></text:p>
      <text:p text:style-name="P11"/>
      <text:p text:style-name="P9"><text:span text:style-name="T4">v6=$(expr $v1 \* $v3)</text:span></text:p>
      <text:p text:style-name="P9"><text:span text:style-name="T12">echo "v1 * v3 = $v6"</text:span></text:p>
      <text:p text:style-name="P6"/>
      <text:p text:style-name="P7">Réfléchissez à la tâche accomplie par l’exemple de script précédent</text:p>
      <text:p text:style-name="P6"/>
      <text:p text:style-name="P14"/>
      <text:p text:style-name="P14"/>
      <text:p text:style-name="P7">Déconnectez-vous</text:p>
      <text:p text:style-name="P6"><text:soft-page-break/></text:p>
      <text:p text:style-name="P8">exit</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1</meta:editing-cycles>
    <meta:creation-date>2015-11-26T14:56:00</meta:creation-date>
    <dc:date>2015-11-26T14:57:00</dc:date>
    <meta:editing-duration>PT1M</meta:editing-duration>
    <meta:generator>LibreOffice/5.1.6.2.0$Linux_X86_64 LibreOffice_project/10$Build-2</meta:generator>
    <meta:document-statistic meta:table-count="0" meta:image-count="0" meta:object-count="0" meta:page-count="10" meta:paragraph-count="246" meta:word-count="1213" meta:character-count="7353" meta:non-whitespace-character-count="5985"/>
    <meta:user-defined meta:name="AppVersion">14.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